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70000018724CDCCA81DDAF054.png" manifest:media-type="image/png"/>
  <manifest:file-entry manifest:full-path="Pictures/10000201000001970000017B7D1A9419C826D5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0299in" svg:y="4.5311in" svg:width="4.2402in" svg:height="3.9484in" draw:z-index="0"><draw:image xlink:href="Pictures/10000201000001B70000018724CDCCA81DDAF054.png" xlink:type="simple" xlink:show="embed" xlink:actuate="onLoad"/></draw:frame><draw:frame draw:style-name="fr1" draw:name="Image2" text:anchor-type="paragraph" svg:x="1.0299in" svg:y="0in" svg:width="4.2402in" svg:height="3.9484in" draw:z-index="1"><draw:image xlink:href="Pictures/10000201000001970000017B7D1A9419C826D5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3:49:53.716000000</meta:creation-date>
    <meta:print-date>2018-02-15T13:50:30.770000000</meta:print-date>
    <dc:date>2018-02-15T13:59:19.740000000</dc:date>
    <meta:editing-duration>PT9M2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3.2.2$Windows_X86_64 LibreOffice_project/6cd4f1ef626f15116896b1d8e1398b56da0d0ee1</meta:generator>
  </office:meta>
</office:document-meta>
</file>